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Serializer.serialize( Serializabl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ndardSerializer.deSerialize( byte [ ]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